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24-02-2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23-01-24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22-01-2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21-01-28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20-02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9-04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8-02-01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7-03-2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6-01-28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5-01-21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4-01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3-01-3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2-01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1-02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10-01-25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8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200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8-01-1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7-01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4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6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5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5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5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958105403001</text:p>
          </table:table-cell>
          <table:table-cell office:value-type="string" calcext:value-type="string">
            <text:p>195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6" meta:object-count="0"/>
    <meta:user-defined meta:name="AppVersion">3.0</meta:user-defined>
  </office:meta>
</office:document-meta>
</file>